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834" office:value-type="float" office:value="834" calcext:value-type="float">
            <text:p>834</text:p>
          </table:table-cell>
          <table:table-cell table:formula="of:=1/[.B1]" office:value-type="float" office:value="0.00119904076738609" calcext:value-type="float">
            <text:p>0,00119904076738609</text:p>
          </table:table-cell>
          <table:table-cell office:value-type="float" office:value="46" calcext:value-type="float">
            <text:p>46</text:p>
          </table:table-cell>
          <table:table-cell table:formula="of:=[.D1]/[.B1]^2" office:value-type="float" office:value="0.000066134143045276" calcext:value-type="float">
            <text:p>6,6134143045276E-05</text:p>
          </table:table-cell>
          <table:table-cell table:formula="of:=ROUND([.E1]; 9)" office:value-type="float" office:value="0.000066134" calcext:value-type="float">
            <text:p>0,000066134</text:p>
          </table:table-cell>
          <table:table-cell table:formula="of:=1 - COS([.A1] * PI() / 180)" office:value-type="float" office:value="0" calcext:value-type="float">
            <text:p>0</text:p>
          </table:table-cell>
          <table:table-cell table:formula="of:=ABS(SIN([.A1] * PI() / 180)) * PI() / 180 * 3" office:value-type="float" office:value="0" calcext:value-type="float">
            <text:p>0</text:p>
          </table:table-cell>
        </table:table-row>
        <table:table-row table:style-name="ro1">
          <table:table-cell table:formula="of:=[.A1] + 10" office:value-type="float" office:value="10" calcext:value-type="float">
            <text:p>10</text:p>
          </table:table-cell>
          <table:table-cell table:formula="of:=918" office:value-type="float" office:value="918" calcext:value-type="float">
            <text:p>918</text:p>
          </table:table-cell>
          <table:table-cell table:formula="of:=1/[.B2]" office:value-type="float" office:value="0.00108932461873638" calcext:value-type="float">
            <text:p>0,00108932461873638</text:p>
          </table:table-cell>
          <table:table-cell office:value-type="float" office:value="44" calcext:value-type="float">
            <text:p>44</text:p>
          </table:table-cell>
          <table:table-cell table:formula="of:=[.D2]/[.B2]^2" office:value-type="float" office:value="0.0000522116374993474" calcext:value-type="float">
            <text:p>5,22116374993474E-05</text:p>
          </table:table-cell>
          <table:table-cell table:formula="of:=ROUND([.E2]; 9)" office:value-type="float" office:value="0.000052212" calcext:value-type="float">
            <text:p>0,000052212</text:p>
          </table:table-cell>
          <table:table-cell table:formula="of:=1 - COS([.A2] * PI() / 180)" office:value-type="float" office:value="0.015192246987792" calcext:value-type="float">
            <text:p>0,015192246987792</text:p>
          </table:table-cell>
          <table:table-cell table:formula="of:=ABS(SIN([.A2] * PI() / 180)) * 3 * PI() / 180" office:value-type="float" office:value="0.00909219732112806" calcext:value-type="float">
            <text:p>0,00909219732112806</text:p>
          </table:table-cell>
        </table:table-row>
        <table:table-row table:style-name="ro1">
          <table:table-cell table:formula="of:=[.A2] + 10" office:value-type="float" office:value="20" calcext:value-type="float">
            <text:p>20</text:p>
          </table:table-cell>
          <table:table-cell table:formula="of:=818" office:value-type="float" office:value="818" calcext:value-type="float">
            <text:p>818</text:p>
          </table:table-cell>
          <table:table-cell table:formula="of:=1/[.B3]" office:value-type="float" office:value="0.00122249388753056" calcext:value-type="float">
            <text:p>0,00122249388753056</text:p>
          </table:table-cell>
          <table:table-cell office:value-type="float" office:value="65" calcext:value-type="float">
            <text:p>65</text:p>
          </table:table-cell>
          <table:table-cell table:formula="of:=[.D3]/[.B3]^2" office:value-type="float" office:value="0.0000971419348282232" calcext:value-type="float">
            <text:p>9,71419348282232E-05</text:p>
          </table:table-cell>
          <table:table-cell table:formula="of:=ROUND([.E3]; 9)" office:value-type="float" office:value="0.000097142" calcext:value-type="float">
            <text:p>0,000097142</text:p>
          </table:table-cell>
          <table:table-cell table:formula="of:=1 - COS([.A3] * PI() / 180)" office:value-type="float" office:value="0.0603073792140916" calcext:value-type="float">
            <text:p>0,0603073792140916</text:p>
          </table:table-cell>
          <table:table-cell table:formula="of:=ABS(SIN([.A3] * PI() / 180)) * PI() / 180 * 3" office:value-type="float" office:value="0.0179081328275275" calcext:value-type="float">
            <text:p>0,0179081328275275</text:p>
          </table:table-cell>
        </table:table-row>
        <table:table-row table:style-name="ro1">
          <table:table-cell table:formula="of:=[.A3] + 10" office:value-type="float" office:value="30" calcext:value-type="float">
            <text:p>30</text:p>
          </table:table-cell>
          <table:table-cell office:value-type="float" office:value="765" calcext:value-type="float">
            <text:p>765</text:p>
          </table:table-cell>
          <table:table-cell table:formula="of:=1/[.B4]" office:value-type="float" office:value="0.00130718954248366" calcext:value-type="float">
            <text:p>0,00130718954248366</text:p>
          </table:table-cell>
          <table:table-cell office:value-type="float" office:value="56" calcext:value-type="float">
            <text:p>56</text:p>
          </table:table-cell>
          <table:table-cell table:formula="of:=[.D4]/[.B4]^2" office:value-type="float" office:value="0.0000956896919988039" calcext:value-type="float">
            <text:p>9,56896919988039E-05</text:p>
          </table:table-cell>
          <table:table-cell table:formula="of:=ROUND([.E4]; 9)" office:value-type="float" office:value="0.00009569" calcext:value-type="float">
            <text:p>0,00009569</text:p>
          </table:table-cell>
          <table:table-cell table:formula="of:=1 - COS([.A4] * PI() / 180)" office:value-type="float" office:value="0.133974596215561" calcext:value-type="float">
            <text:p>0,133974596215561</text:p>
          </table:table-cell>
          <table:table-cell table:formula="of:=ABS(SIN([.A4] * PI() / 180)) * PI() / 180 * 3" office:value-type="float" office:value="0.0261799387799149" calcext:value-type="float">
            <text:p>0,0261799387799149</text:p>
          </table:table-cell>
        </table:table-row>
        <table:table-row table:style-name="ro1">
          <table:table-cell table:formula="of:=[.A4] + 10" office:value-type="float" office:value="40" calcext:value-type="float">
            <text:p>40</text:p>
          </table:table-cell>
          <table:table-cell office:value-type="float" office:value="722" calcext:value-type="float">
            <text:p>722</text:p>
          </table:table-cell>
          <table:table-cell table:formula="of:=1/[.B5]" office:value-type="float" office:value="0.00138504155124654" calcext:value-type="float">
            <text:p>0,00138504155124654</text:p>
          </table:table-cell>
          <table:table-cell office:value-type="float" office:value="69" calcext:value-type="float">
            <text:p>69</text:p>
          </table:table-cell>
          <table:table-cell table:formula="of:=[.D5]/[.B5]^2" office:value-type="float" office:value="0.00013236546680888" calcext:value-type="float">
            <text:p>0,00013236546680888</text:p>
          </table:table-cell>
          <table:table-cell table:formula="of:=ROUND([.E5]; 9)" office:value-type="float" office:value="0.000132365" calcext:value-type="float">
            <text:p>0,000132365</text:p>
          </table:table-cell>
          <table:table-cell table:formula="of:=1 - COS([.A5] * PI() / 180)" office:value-type="float" office:value="0.233955556881022" calcext:value-type="float">
            <text:p>0,233955556881022</text:p>
          </table:table-cell>
          <table:table-cell table:formula="of:=ABS(SIN([.A5] * PI() / 180)) * PI() / 180 * 3" office:value-type="float" office:value="0.0336562805401629" calcext:value-type="float">
            <text:p>0,0336562805401629</text:p>
          </table:table-cell>
        </table:table-row>
        <table:table-row table:style-name="ro1">
          <table:table-cell table:formula="of:=[.A5] + 10" office:value-type="float" office:value="50" calcext:value-type="float">
            <text:p>50</text:p>
          </table:table-cell>
          <table:table-cell office:value-type="float" office:value="670" calcext:value-type="float">
            <text:p>670</text:p>
          </table:table-cell>
          <table:table-cell table:formula="of:=1/[.B6]" office:value-type="float" office:value="0.00149253731343284" calcext:value-type="float">
            <text:p>0,00149253731343284</text:p>
          </table:table-cell>
          <table:table-cell office:value-type="float" office:value="75" calcext:value-type="float">
            <text:p>75</text:p>
          </table:table-cell>
          <table:table-cell table:formula="of:=[.D6]/[.B6]^2" office:value-type="float" office:value="0.000167075072399198" calcext:value-type="float">
            <text:p>0,000167075072399198</text:p>
          </table:table-cell>
          <table:table-cell table:formula="of:=ROUND([.E6]; 9)" office:value-type="float" office:value="0.000167075" calcext:value-type="float">
            <text:p>0,000167075</text:p>
          </table:table-cell>
          <table:table-cell table:formula="of:=1 - COS([.A6] * PI() / 180)" office:value-type="float" office:value="0.357212390313461" calcext:value-type="float">
            <text:p>0,357212390313461</text:p>
          </table:table-cell>
          <table:table-cell table:formula="of:=ABS(SIN([.A6] * PI() / 180)) * PI() / 180 * 3" office:value-type="float" office:value="0.0401099932470978" calcext:value-type="float">
            <text:p>0,0401099932470978</text:p>
          </table:table-cell>
        </table:table-row>
        <table:table-row table:style-name="ro1">
          <table:table-cell table:formula="of:=[.A6] + 10" office:value-type="float" office:value="60" calcext:value-type="float">
            <text:p>60</text:p>
          </table:table-cell>
          <table:table-cell office:value-type="float" office:value="542" calcext:value-type="float">
            <text:p>542</text:p>
          </table:table-cell>
          <table:table-cell table:formula="of:=1/[.B7]" office:value-type="float" office:value="0.0018450184501845" calcext:value-type="float">
            <text:p>0,0018450184501845</text:p>
          </table:table-cell>
          <table:table-cell office:value-type="float" office:value="38" calcext:value-type="float">
            <text:p>38</text:p>
          </table:table-cell>
          <table:table-cell table:formula="of:=[.D7]/[.B7]^2" office:value-type="float" office:value="0.000129355537097806" calcext:value-type="float">
            <text:p>0,000129355537097806</text:p>
          </table:table-cell>
          <table:table-cell table:formula="of:=ROUND([.E7]; 9)" office:value-type="float" office:value="0.000129356" calcext:value-type="float">
            <text:p>0,000129356</text:p>
          </table:table-cell>
          <table:table-cell table:formula="of:=1 - COS([.A7] * PI() / 180)" office:value-type="float" office:value="0.5" calcext:value-type="float">
            <text:p>0,5</text:p>
          </table:table-cell>
          <table:table-cell table:formula="of:=ABS(SIN([.A7] * PI() / 180)) * PI() / 180 * 3" office:value-type="float" office:value="0.0453449841058554" calcext:value-type="float">
            <text:p>0,0453449841058554</text:p>
          </table:table-cell>
        </table:table-row>
        <table:table-row table:style-name="ro1">
          <table:table-cell table:formula="of:=[.A7] + 10" office:value-type="float" office:value="70" calcext:value-type="float">
            <text:p>70</text:p>
          </table:table-cell>
          <table:table-cell office:value-type="float" office:value="477" calcext:value-type="float">
            <text:p>477</text:p>
          </table:table-cell>
          <table:table-cell table:formula="of:=1/[.B8]" office:value-type="float" office:value="0.00209643605870021" calcext:value-type="float">
            <text:p>0,00209643605870021</text:p>
          </table:table-cell>
          <table:table-cell office:value-type="float" office:value="34" calcext:value-type="float">
            <text:p>34</text:p>
          </table:table-cell>
          <table:table-cell table:formula="of:=[.D8]/[.B8]^2" office:value-type="float" office:value="0.000149431501039428" calcext:value-type="float">
            <text:p>0,000149431501039428</text:p>
          </table:table-cell>
          <table:table-cell table:formula="of:=ROUND([.E8]; 9)" office:value-type="float" office:value="0.000149432" calcext:value-type="float">
            <text:p>0,000149432</text:p>
          </table:table-cell>
          <table:table-cell table:formula="of:=1 - COS([.A8] * PI() / 180)" office:value-type="float" office:value="0.657979856674331" calcext:value-type="float">
            <text:p>0,657979856674331</text:p>
          </table:table-cell>
          <table:table-cell table:formula="of:=ABS(SIN([.A8] * PI() / 180)) * PI() / 180 * 3" office:value-type="float" office:value="0.0492021905682258" calcext:value-type="float">
            <text:p>0,0492021905682258</text:p>
          </table:table-cell>
        </table:table-row>
        <table:table-row table:style-name="ro1">
          <table:table-cell table:formula="of:=[.A8] + 10" office:value-type="float" office:value="80" calcext:value-type="float">
            <text:p>80</text:p>
          </table:table-cell>
          <table:table-cell office:value-type="float" office:value="446" calcext:value-type="float">
            <text:p>446</text:p>
          </table:table-cell>
          <table:table-cell table:formula="of:=1/[.B9]" office:value-type="float" office:value="0.00224215246636771" calcext:value-type="float">
            <text:p>0,00224215246636771</text:p>
          </table:table-cell>
          <table:table-cell office:value-type="float" office:value="33" calcext:value-type="float">
            <text:p>33</text:p>
          </table:table-cell>
          <table:table-cell table:formula="of:=[.D9]/[.B9]^2" office:value-type="float" office:value="0.000165899173520481" calcext:value-type="float">
            <text:p>0,000165899173520481</text:p>
          </table:table-cell>
          <table:table-cell table:formula="of:=ROUND([.E9]; 9)" office:value-type="float" office:value="0.000165899" calcext:value-type="float">
            <text:p>0,000165899</text:p>
          </table:table-cell>
          <table:table-cell table:formula="of:=1 - COS([.A9] * PI() / 180)" office:value-type="float" office:value="0.82635182233307" calcext:value-type="float">
            <text:p>0,82635182233307</text:p>
          </table:table-cell>
          <table:table-cell table:formula="of:=ABS(SIN([.A9] * PI() / 180)) * PI() / 180 * 3" office:value-type="float" office:value="0.0515644133676904" calcext:value-type="float">
            <text:p>0,0515644133676904</text:p>
          </table:table-cell>
        </table:table-row>
        <table:table-row table:style-name="ro1">
          <table:table-cell table:formula="of:=[.A9] + 10" office:value-type="float" office:value="90" calcext:value-type="float">
            <text:p>90</text:p>
          </table:table-cell>
          <table:table-cell office:value-type="float" office:value="396" calcext:value-type="float">
            <text:p>396</text:p>
          </table:table-cell>
          <table:table-cell table:formula="of:=1/[.B10]" office:value-type="float" office:value="0.00252525252525253" calcext:value-type="float">
            <text:p>0,00252525252525253</text:p>
          </table:table-cell>
          <table:table-cell office:value-type="float" office:value="32" calcext:value-type="float">
            <text:p>32</text:p>
          </table:table-cell>
          <table:table-cell table:formula="of:=[.D10]/[.B10]^2" office:value-type="float" office:value="0.000204060810121416" calcext:value-type="float">
            <text:p>0,000204060810121416</text:p>
          </table:table-cell>
          <table:table-cell table:formula="of:=ROUND([.E10]; 9)" office:value-type="float" office:value="0.000204061" calcext:value-type="float">
            <text:p>0,000204061</text:p>
          </table:table-cell>
          <table:table-cell table:formula="of:=1 - COS([.A10] * PI() / 180)" office:value-type="float" office:value="1" calcext:value-type="float">
            <text:p>1</text:p>
          </table:table-cell>
          <table:table-cell table:formula="of:=ABS(SIN([.A10] * PI() / 180)) * PI() / 180 * 3" office:value-type="float" office:value="0.0523598775598299" calcext:value-type="float">
            <text:p>0,0523598775598299</text:p>
          </table:table-cell>
        </table:table-row>
        <table:table-row table:style-name="ro1">
          <table:table-cell table:formula="of:=[.A10] + 10"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table:formula="of:=1/[.B11]" office:value-type="float" office:value="0.00277008310249308" calcext:value-type="float">
            <text:p>0,00277008310249308</text:p>
          </table:table-cell>
          <table:table-cell office:value-type="float" office:value="26" calcext:value-type="float">
            <text:p>26</text:p>
          </table:table-cell>
          <table:table-cell table:formula="of:=[.D11]/[.B11]^2" office:value-type="float" office:value="0.000199507370262659" calcext:value-type="float">
            <text:p>0,000199507370262659</text:p>
          </table:table-cell>
          <table:table-cell table:formula="of:=ROUND([.E11]; 9)" office:value-type="float" office:value="0.000199507" calcext:value-type="float">
            <text:p>0,000199507</text:p>
          </table:table-cell>
          <table:table-cell table:formula="of:=1 - COS([.A11] * PI() / 180)" office:value-type="float" office:value="1.17364817766693" calcext:value-type="float">
            <text:p>1,17364817766693</text:p>
          </table:table-cell>
          <table:table-cell table:formula="of:=ABS(SIN([.A11] * PI() / 180)) * PI() / 180 * 3" office:value-type="float" office:value="0.0515644133676904" calcext:value-type="float">
            <text:p>0,0515644133676904</text:p>
          </table:table-cell>
        </table:table-row>
        <table:table-row table:style-name="ro1">
          <table:table-cell table:formula="of:=[.A11] + 10" office:value-type="float" office:value="110" calcext:value-type="float">
            <text:p>110</text:p>
          </table:table-cell>
          <table:table-cell office:value-type="float" office:value="328" calcext:value-type="float">
            <text:p>328</text:p>
          </table:table-cell>
          <table:table-cell table:formula="of:=1/[.B12]" office:value-type="float" office:value="0.00304878048780488" calcext:value-type="float">
            <text:p>0,00304878048780488</text:p>
          </table:table-cell>
          <table:table-cell office:value-type="float" office:value="24" calcext:value-type="float">
            <text:p>24</text:p>
          </table:table-cell>
          <table:table-cell table:formula="of:=[.D12]/[.B12]^2" office:value-type="float" office:value="0.000223081499107674" calcext:value-type="float">
            <text:p>0,000223081499107674</text:p>
          </table:table-cell>
          <table:table-cell table:formula="of:=ROUND([.E12]; 9)" office:value-type="float" office:value="0.000223081" calcext:value-type="float">
            <text:p>0,000223081</text:p>
          </table:table-cell>
          <table:table-cell table:formula="of:=1 - COS([.A12] * PI() / 180)" office:value-type="float" office:value="1.34202014332567" calcext:value-type="float">
            <text:p>1,34202014332567</text:p>
          </table:table-cell>
          <table:table-cell table:formula="of:=ABS(SIN([.A12] * PI() / 180)) * PI() / 180 * 3" office:value-type="float" office:value="0.0492021905682258" calcext:value-type="float">
            <text:p>0,0492021905682258</text:p>
          </table:table-cell>
        </table:table-row>
        <table:table-row table:style-name="ro1">
          <table:table-cell table:formula="of:=[.A12] + 10"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table:formula="of:=1/[.B13]" office:value-type="float" office:value="0.00327868852459016" calcext:value-type="float">
            <text:p>0,00327868852459016</text:p>
          </table:table-cell>
          <table:table-cell office:value-type="float" office:value="21" calcext:value-type="float">
            <text:p>21</text:p>
          </table:table-cell>
          <table:table-cell table:formula="of:=[.D13]/[.B13]^2" office:value-type="float" office:value="0.000225745767266864" calcext:value-type="float">
            <text:p>0,000225745767266864</text:p>
          </table:table-cell>
          <table:table-cell table:formula="of:=ROUND([.E13]; 9)" office:value-type="float" office:value="0.000225746" calcext:value-type="float">
            <text:p>0,000225746</text:p>
          </table:table-cell>
          <table:table-cell table:formula="of:=1 - COS([.A13] * PI() / 180)" office:value-type="float" office:value="1.5" calcext:value-type="float">
            <text:p>1,5</text:p>
          </table:table-cell>
          <table:table-cell table:formula="of:=ABS(SIN([.A13] * PI() / 180)) * PI() / 180 * 3" office:value-type="float" office:value="0.0453449841058555" calcext:value-type="float">
            <text:p>0,0453449841058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7:00:03.838282170</meta:creation-date>
    <dc:date>2025-09-28T18:55:59.424463719</dc:date>
    <meta:editing-duration>PT12M31S</meta:editing-duration>
    <meta:editing-cycles>1</meta:editing-cycles>
    <meta:document-statistic meta:table-count="1" meta:cell-count="104" meta:object-count="0"/>
    <meta:generator>LibreOffice/24.2.7.2$Linux_X86_64 LibreOffice_project/420$Build-2</meta:generator>
  </office:meta>
</office:document-meta>
</file>